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6ab8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3acb8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paragraph-rsid="016b08c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7cacfc" officeooo:paragraph-rsid="01ddc0c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81027b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4ec18f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989b9" officeooo:paragraph-rsid="01b3acb8" fo:background-color="transparent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fo:font-weight="normal" officeooo:rsid="004ec18f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dee125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paragraph-rsid="0139f8e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rsid="077274a0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fo:color="#000000" style:font-name="Liberation Sans2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style:text-underline-style="none" fo:font-weight="normal" officeooo:rsid="01fe9f11" officeooo:paragraph-rsid="0183b5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3a282c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6b08ca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96abe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2" fo:font-size="12pt" fo:language="nl" fo:country="NL" officeooo:paragraph-rsid="0183b5ef" fo:background-color="transparent" style:font-size-asian="12pt" style:language-asian="nl" style:country-asian="NL" style:font-name-complex="Bitstream Vera Sans" style:font-size-complex="12pt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20f8f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e3284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de75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0cd9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4a6c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ab2d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37b95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a75de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2" fo:font-size="12pt" officeooo:paragraph-rsid="01dfa907" style:font-size-asian="12pt" style:font-size-complex="12pt" fo:hyphenate="false" fo:hyphenation-remain-char-count="2" fo:hyphenation-push-char-count="2" loext:hyphenation-no-caps="false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2" fo:font-size="12pt" officeooo:paragraph-rsid="01e20f8f" style:font-size-asian="12pt" style:font-size-complex="12pt" fo:hyphenate="false" fo:hyphenation-remain-char-count="2" fo:hyphenation-push-char-count="2" loext:hyphenation-no-caps="false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92a294" officeooo:paragraph-rsid="01f1276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5" style:family="paragraph" style:parent-style-name="Standard">
      <style:text-properties officeooo:paragraph-rsid="01dee125"/>
    </style:style>
    <style:style style:name="P36" style:family="paragraph" style:parent-style-name="Standard">
      <style:text-properties officeooo:paragraph-rsid="01e48f74"/>
    </style:style>
    <style:style style:name="P37" style:family="paragraph" style:parent-style-name="Standard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2d536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style:font-name="Liberation Sans2" fo:font-size="12pt" officeooo:paragraph-rsid="01dee125" style:font-size-asian="12pt" style:font-size-complex="12pt"/>
    </style:style>
    <style:style style:name="P39" style:family="paragraph" style:parent-style-name="Standard">
      <style:text-properties style:font-name="Liberation Sans2" fo:font-size="12pt" fo:font-style="italic" officeooo:rsid="05fe4687" officeooo:paragraph-rsid="01ddc0c1" style:font-size-asian="12pt" style:font-style-asian="italic" style:font-size-complex="12pt" style:font-style-complex="italic"/>
    </style:style>
    <style:style style:name="P4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c8a1e2"/>
    </style:style>
    <style:style style:name="P4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bold" officeooo:rsid="018ed953" officeooo:paragraph-rsid="018ed95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Liberation Sans2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4" style:family="paragraph" style:parent-style-name="Standard" style:list-style-name="L1">
      <style:text-properties style:font-name="Liberation Sans2" fo:font-size="12pt" fo:font-weight="bold" officeooo:paragraph-rsid="0189d6f0" style:font-size-asian="12pt" style:font-weight-asian="bold" style:font-size-complex="12pt" style:font-weight-complex="bold"/>
    </style:style>
    <style:style style:name="P45" style:family="paragraph">
      <style:paragraph-properties fo:text-align="start"/>
      <style:text-properties style:text-line-through-style="none" style:text-line-through-type="none" style:font-name="Liberation Sans2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b6e0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a84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eddd6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f1e85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53e1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3be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7c529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9c86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adfb2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fb8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5c0a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f910c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e757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b36d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e809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d0936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f1e85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eddd6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d202c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20970a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bb6e0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c3bea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c34a6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5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5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d0936d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7c5295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7c0c0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72e4a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7c5295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5" style:family="text">
      <style:text-properties fo:color="#000000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style:font-name="Liberation Sans2" fo:font-size="12pt" fo:language="nl" fo:country="NL" fo:font-weight="normal" officeooo:rsid="0141578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style:font-name="Liberation Sans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style:font-name="Liberation Sans2" fo:font-size="12pt" fo:language="nl" fo:country="NL" fo:font-weight="normal" officeooo:rsid="01515a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style:font-name="Liberation Sans2" fo:font-size="12pt" fo:language="nl" fo:country="NL" fo:font-weight="normal" officeooo:rsid="017b479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style:font-name="Liberation Sans2" fo:font-size="12pt" fo:language="nl" fo:country="NL" fo:font-weight="normal" officeooo:rsid="01acaa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style:font-name="Liberation Sans2" fo:font-size="12pt" fo:language="nl" fo:country="NL" fo:font-weight="normal" officeooo:rsid="018d525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style:font-name="Liberation Sans2" fo:font-size="12pt" fo:language="nl" fo:country="NL" fo:font-weight="normal" officeooo:rsid="0200070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style:font-name="Liberation Sans2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style:font-name="Liberation Sans2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style:font-name="Liberation Sans2" fo:font-size="12pt" fo:language="nl" fo:country="NL" fo:font-weight="normal" officeooo:rsid="01952a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style:font-name="Liberation Sans2" fo:font-size="12pt" fo:language="nl" fo:country="NL" fo:font-weight="normal" officeooo:rsid="016fb7a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style:font-name="Liberation Sans2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style:font-name="Liberation Sans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style:font-name="Liberation Sans2" fo:font-size="12pt" fo:language="nl" fo:country="NL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0" style:family="text">
      <style:text-properties fo:color="#000000" style:text-underline-style="none" fo:font-weight="normal" officeooo:rsid="01fe9f11" style:font-weight-asian="normal" style:font-weight-complex="normal"/>
    </style:style>
    <style:style style:name="T81" style:family="text">
      <style:text-properties fo:color="#000000" style:text-underline-style="none" fo:font-weight="normal" officeooo:rsid="02e5ade6" style:font-weight-asian="normal" style:font-weight-complex="normal"/>
    </style:style>
    <style:style style:name="T82" style:family="text">
      <style:text-properties fo:color="#000000" style:text-underline-style="none" fo:font-weight="normal" officeooo:rsid="0154e886" style:font-weight-asian="normal" style:font-weight-complex="normal"/>
    </style:style>
    <style:style style:name="T83" style:family="text">
      <style:text-properties fo:color="#000000" style:text-underline-style="none" fo:font-weight="normal" officeooo:rsid="0200070f" style:font-weight-asian="normal" style:font-weight-complex="normal"/>
    </style:style>
    <style:style style:name="T84" style:family="text">
      <style:text-properties fo:color="#000000" style:text-underline-style="none" fo:font-weight="normal" officeooo:rsid="0183b5ef" style:font-weight-asian="normal" style:font-weight-complex="normal"/>
    </style:style>
    <style:style style:name="T85" style:family="text">
      <style:text-properties fo:color="#000000" style:font-name="Liberation Mono1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6" style:family="text">
      <style:text-properties fo:color="#000000" style:font-name="Liberation Mono1" fo:font-size="12pt" fo:language="nl" fo:country="NL" fo:font-weight="normal" officeooo:rsid="01706bea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7" style:family="text">
      <style:text-properties fo:color="#000000" style:font-name="Liberation Mono1" fo:font-size="12pt" fo:language="nl" fo:country="NL" fo:font-weight="normal" officeooo:rsid="0171dd7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8" style:family="text">
      <style:text-properties fo:color="#000000" style:font-name="Liberation Mono1" fo:font-size="12pt" fo:language="nl" fo:country="NL" fo:font-weight="normal" officeooo:rsid="013de03b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9" style:family="text">
      <style:text-properties fo:color="#000000" style:font-name="Liberation Mono1" fo:font-size="12pt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0" style:family="text">
      <style:text-properties fo:color="#000000" style:font-name="Liberation Mono1" fo:font-size="12pt" fo:language="nl" fo:country="NL" fo:font-weight="normal" officeooo:rsid="013fc4bd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1" style:family="text">
      <style:text-properties style:text-line-through-style="none" style:text-line-through-type="none" style:font-name="Liberation Sans2" fo:font-size="12pt" style:text-underline-style="none" style:font-name-asian="DejaVu Sans1" style:font-size-asian="12pt" style:font-size-complex="12pt"/>
    </style:style>
    <style:style style:name="T92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officeooo:rsid="01be8095"/>
    </style:style>
    <style:style style:name="T94" style:family="text">
      <style:text-properties officeooo:rsid="01bfd991"/>
    </style:style>
    <style:style style:name="T95" style:family="text">
      <style:text-properties officeooo:rsid="0172e4a7"/>
    </style:style>
    <style:style style:name="T96" style:family="text">
      <style:text-properties officeooo:rsid="01b1b55e"/>
    </style:style>
    <style:style style:name="T97" style:family="text">
      <style:text-properties officeooo:rsid="01b3a209"/>
    </style:style>
    <style:style style:name="T98" style:family="text">
      <style:text-properties officeooo:rsid="02023406"/>
    </style:style>
    <style:style style:name="T99" style:family="text">
      <style:text-properties fo:font-weight="bold" officeooo:rsid="01be8095" style:font-weight-asian="bold" style:font-weight-complex="bold"/>
    </style:style>
    <style:style style:name="T100" style:family="text">
      <style:text-properties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style:font-name="Liberation Sans2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style:font-name="Liberation Sans2"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style:font-name="Liberation Sans2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4" style:family="text">
      <style:text-properties style:font-name="Liberation Sans2" fo:font-size="12pt" fo:language="nl" fo:country="NL" fo:font-style="italic" officeooo:rsid="0102543f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5" style:family="text">
      <style:text-properties style:font-name="Liberation Sans2" fo:font-size="12pt" fo:language="nl" fo:country="NL" fo:font-style="italic" officeooo:rsid="01639b89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6" style:family="text">
      <style:text-properties style:font-name="Liberation Sans2" fo:font-size="12pt" style:font-size-asian="12pt" style:font-size-complex="12pt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span text:style-name="Strong_20_Emphasis"><text:span text:style-name="T66">C</text:span></text:span><text:span text:style-name="Strong_20_Emphasis"><text:span text:style-name="T65">hecklist voor </text:span></text:span><text:span text:style-name="Strong_20_Emphasis"><text:span text:style-name="T67">de installatie</text:span></text:span><text:span text:style-name="Strong_20_Emphasis"><text:span text:style-name="T65"> van </text:span></text:span><text:reference-mark-start text:name="Distributie"/><text:span text:style-name="Strong_20_Emphasis"><text:span text:style-name="T68">Ubunt</text:span></text:span><text:span text:style-name="Strong_20_Emphasis"><text:span text:style-name="T69">u</text:span></text:span><text:reference-mark-end text:name="Distributie"/><text:span text:style-name="Strong_20_Emphasis"><text:span text:style-name="T68"> </text:span></text:span><text:reference-mark-start text:name="Versie"/><text:span text:style-name="Strong_20_Emphasis"><text:span text:style-name="T70">20</text:span></text:span><text:span text:style-name="Strong_20_Emphasis"><text:span text:style-name="T68">.</text:span></text:span><text:span text:style-name="Strong_20_Emphasis"><text:span text:style-name="T71">04</text:span></text:span><text:reference-mark-end text:name="Versie"/><text:span text:style-name="Strong_20_Emphasis"><text:span text:style-name="T65"> </text:span></text:span><text:reference-mark-start text:name="Editie"/><text:span text:style-name="Strong_20_Emphasis"><text:span text:style-name="T73">desktop</text:span></text:span><text:reference-mark-end text:name="Editie"/><text:span text:style-name="Strong_20_Emphasis"><text:span text:style-name="T74"> </text:span></text:span><text:span text:style-name="Strong_20_Emphasis"><text:span text:style-name="T65">op </text:span></text:span><text:reference-mark-start text:name="Computernaam"/><text:span text:style-name="Strong_20_Emphasis"><text:span text:style-name="T75">pc-van-e</text:span></text:span><text:span text:style-name="Strong_20_Emphasis"><text:span text:style-name="T76">lla</text:span></text:span><text:reference-mark-end text:name="Computernaam"/><text:span text:style-name="T77">.</text:span></text:p>
      <text:p text:style-name="P6"/>
      <text:p text:style-name="P2"><text:span text:style-name="T7">Kijk op</text:span><text:span text:style-name="T65"> </text:span><text:a xlink:type="simple" xlink:href="https://karelzimmer.nl/" text:style-name="Internet_20_link" text:visited-style-name="Visited_20_Internet_20_Link"><text:span text:style-name="Internet_20_link"><text:span text:style-name="T100">karelzimmer.nl</text:span></text:span></text:a><text:span text:style-name="T65"> </text:span><text:span text:style-name="T14">voor</text:span><text:span text:style-name="T15"> </text:span><text:span text:style-name="T92">deze en andere </text:span><text:span text:style-name="T16">checklists, scripts, en overige bestanden.</text:span></text:p>
      <text:p text:style-name="P37"/>
      <text:p text:style-name="P39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5"><text:span text:style-name="Strong_20_Emphasis"><text:span text:style-name="T78"/></text:span></text:p>
      <text:p text:style-name="P19"><text:span text:style-name="Definition"><text:span text:style-name="T104">g</text:span></text:span><text:span text:style-name="Definition"><text:span text:style-name="T103">ebruiker</text:span></text:span><text:span text:style-name="T65"><text:tab/><text:tab/><text:tab/><text:tab/></text:span><text:span text:style-name="User_20_Entry"><text:span text:style-name="T86">Ella </text:span></text:span><text:span text:style-name="User_20_Entry"><text:span text:style-name="T87">So</text:span></text:span><text:span text:style-name="User_20_Entry"><text:span text:style-name="T88">e</text:span></text:span><text:span text:style-name="User_20_Entry"><text:span text:style-name="T87">tekouw</text:span></text:span></text:p>
      <text:p text:style-name="P20"><text:span text:style-name="Definition"><text:span text:style-name="T104">g</text:span></text:span><text:span text:style-name="Definition"><text:span text:style-name="T103">ebruikersnaam</text:span></text:span><text:span text:style-name="T79"><text:tab/></text:span><text:span text:style-name="User_20_Entry"><text:span text:style-name="T87">ella</text:span></text:span></text:p>
      <text:p text:style-name="P22"><text:span text:style-name="Definition"><text:span text:style-name="T104">c</text:span></text:span><text:span text:style-name="Definition"><text:span text:style-name="T103">omputernaam<text:tab/></text:span></text:span><text:span text:style-name="Definition"><text:span text:style-name="T101"><text:tab/></text:span></text:span><text:span text:style-name="User_20_Entry"><text:span text:style-name="T85"><text:reference-ref text:reference-format="text" text:ref-name="Computernaam">pc-van-ella</text:reference-ref></text:span></text:span></text:p>
      <text:p text:style-name="P21"><text:span text:style-name="Definition"><text:span text:style-name="T104">o</text:span></text:span><text:span text:style-name="Definition"><text:span text:style-name="T105">pstartmenu</text:span></text:span><text:span text:style-name="T79"><text:tab/><text:tab/><text:tab/></text:span><text:span text:style-name="User_20_Entry"><text:span text:style-name="T89">F12</text:span></text:span></text:p>
      <text:p text:style-name="P21"><text:span text:style-name="Definition"><text:span text:style-name="T104">i</text:span></text:span><text:span text:style-name="Definition"><text:span text:style-name="T105">nstellingen</text:span></text:span><text:span text:style-name="T65"><text:tab/><text:tab/><text:tab/></text:span><text:span text:style-name="User_20_Entry"><text:span text:style-name="T90">F2</text:span></text:span></text:p>
      <text:p text:style-name="P4"><text:span text:style-name="Definition"><text:span text:style-name="T102"/></text:span></text:p>
      <text:p text:style-name="P12"/>
      <text:list xml:id="list1103065607" text:style-name="L1">
        <text:list-item>
          <text:p text:style-name="P44">Installatie voorbereiden</text:p>
        </text:list-item>
      </text:list>
      <text:p text:style-name="P3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5"><text:span text:style-name="Strong_20_Emphasis"><text:span text:style-name="T23"><text:s/></text:span></text:span><text:span text:style-name="Strong_20_Emphasis"><text:span text:style-name="T40"><draw:control text:anchor-type="as-char" draw:z-index="3" draw:name="Vorm1" draw:style-name="gr1" draw:text-style-name="P45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26"><text:span text:style-name="Strong_20_Emphasis"><text:span text:style-name="T24">Volg </text:span></text:span><text:span text:style-name="Strong_20_Emphasis"><text:span text:style-name="T25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6">.</text:span></text:span></text:p>
          </table:table-cell>
        </table:table-row>
      </table:table>
      <text:p text:style-name="P7"/>
      <text:p text:style-name="P15"/>
      <text:list xml:id="list204933829409959" text:continue-numbering="true" text:style-name="L1">
        <text:list-item>
          <text:p text:style-name="P41">Installatie uitvoeren</text:p>
        </text:list-item>
      </text:list>
      <text:p text:style-name="P1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5"><text:span text:style-name="Strong_20_Emphasis"><text:span text:style-name="T23"><text:s/></text:span></text:span><text:span text:style-name="Strong_20_Emphasis"><text:span text:style-name="T40"><draw:control text:anchor-type="as-char" draw:z-index="2" draw:name="Vorm2" draw:style-name="gr1" draw:text-style-name="P45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27"><text:span text:style-name="Strong_20_Emphasis"><text:span text:style-name="T24">Volg </text:span></text:span><text:span text:style-name="Strong_20_Emphasis"><text:span text:style-name="T25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7">,</text:span></text:span><text:span text:style-name="Strong_20_Emphasis"><text:span text:style-name="T26"> </text:span></text:span><text:span text:style-name="Strong_20_Emphasis"><text:span text:style-name="T28">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2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5"><text:span text:style-name="Strong_20_Emphasis"><text:span text:style-name="T23"><text:s/></text:span></text:span><text:span text:style-name="Strong_20_Emphasis"><text:span text:style-name="T40"><draw:control text:anchor-type="as-char" draw:z-index="4" draw:name="Vorm3" draw:style-name="gr1" draw:text-style-name="P45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31"><text:span text:style-name="Strong_20_Emphasis"><text:span text:style-name="T42">O</text:span></text:span><text:span text:style-name="Strong_20_Emphasis"><text:span text:style-name="T43">p </text:span></text:span><text:span text:style-name="Strong_20_Emphasis"><text:span text:style-name="T44">het </text:span></text:span><text:span text:style-name="Strong_20_Emphasis"><text:span text:style-name="T45">scherm </text:span></text:span><text:span text:style-name="Strong_20_Emphasis"><text:span text:style-name="T57">Toetsenbord</text:span></text:span><text:span text:style-name="Strong_20_Emphasis"><text:span text:style-name="T58">indeling</text:span></text:span><text:span text:style-name="Strong_20_Emphasis"><text:span text:style-name="T45"> </text:span></text:span><text:span text:style-name="Strong_20_Emphasis"><text:span text:style-name="T46">kies </text:span></text:span><text:span text:style-name="Strong_20_Emphasis"><text:span text:style-name="T59">English (</text:span></text:span><text:span text:style-name="Strong_20_Emphasis"><text:span text:style-name="T51">GB, </text:span></text:span><text:span text:style-name="Strong_20_Emphasis"><text:span text:style-name="T52">internationaal, met dode toetsen</text:span></text:span><text:span text:style-name="Strong_20_Emphasis"><text:span text:style-name="T53">)</text:span></text:span><text:span text:style-name="Strong_20_Emphasis"><text:span text:style-name="T47"> </text:span></text:span><text:span text:style-name="Strong_20_Emphasis"><text:span text:style-name="T48">en </text:span></text:span><text:span text:style-name="Strong_20_Emphasis"><text:span text:style-name="T42">klik </text:span></text:span><text:span text:style-name="Strong_20_Emphasis"><text:span text:style-name="T45">op </text:span></text:span><text:span text:style-name="Strong_20_Emphasis"><text:span text:style-name="T56">Verder</text:span></text:span><text:span text:style-name="Strong_20_Emphasis"><text:span text:style-name="T45">.</text:span></text:span></text:p>
          </table:table-cell>
        </table:table-row>
      </table:table>
      <text:p text:style-name="P16"/>
      <text:p text:style-name="P16"/>
      <text:p text:style-name="P17"/>
      <text:list xml:id="list204932709410047" text:continue-numbering="true" text:style-name="L1">
        <text:list-item>
          <text:p text:style-name="P43">Installatie afronden</text:p>
        </text:list-item>
      </text:list>
      <text:p text:style-name="P11"><text:span text:style-name="Emphasis"><text:span text:style-name="T9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23"><text:s/></text:span></text:span><text:span text:style-name="Strong_20_Emphasis"><text:span text:style-name="T40"><draw:control text:anchor-type="as-char" draw:z-index="0" draw:name="Vorm4" draw:style-name="gr1" draw:text-style-name="P45" svg:width="0.35cm" svg:height="0.35cm" draw:control="control1"/></text:span></text:span></text:p>
          </table:table-cell>
          <table:table-cell table:style-name="_33_._5f_Installatie_5f_afronden.A1" office:value-type="string">
            <text:p text:style-name="P28"><text:span text:style-name="Strong_20_Emphasis"><text:span text:style-name="T24">Volg </text:span></text:span><text:span text:style-name="Strong_20_Emphasis"><text:span text:style-name="T28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7">,</text:span></text:span><text:span text:style-name="Strong_20_Emphasis"><text:span text:style-name="T26"> met </text:span></text:span><text:span text:style-name="Strong_20_Emphasis"><text:span text:style-name="T29">extra</text:span></text:span><text:span text:style-name="Strong_20_Emphasis"><text:span text:style-name="T26"> 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3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23"/></text:span></text:p>
          </table:table-cell>
          <table:table-cell table:style-name="_33_._5f_Installatie_5f_afronden.A1" office:value-type="string">
            <text:p text:style-name="P34"><text:span text:style-name="T93">Als </text:span><text:span text:style-name="T98">bij </text:span><text:span text:style-name="T93">stap </text:span><text:span text:style-name="T99">2</text:span><text:span text:style-name="T93"> </text:span><text:span text:style-name="T95">de </text:span><text:span text:style-name="T96">toetsenbordindelin</text:span><text:span text:style-name="T97">g </text:span><text:span text:style-name="T93">is vergeten </text:span><text:span text:style-name="T94">bij de installatie</text:span><text:span text:style-name="T93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23"><text:s/></text:span></text:span><text:span text:style-name="Strong_20_Emphasis"><text:span text:style-name="T40"><draw:control text:anchor-type="as-char" draw:z-index="5" draw:name="Vorm5" draw:style-name="gr1" draw:text-style-name="P45" svg:width="0.35cm" svg:height="0.35cm" draw:control="control6"/></text:span></text:span></text:p>
          </table:table-cell>
          <table:table-cell table:style-name="_33_._5f_Installatie_5f_afronden.A1" office:value-type="string">
            <text:p text:style-name="P25"><text:span text:style-name="T17">W</text:span><text:span text:style-name="T9">ijzig de </text:span><text:span text:style-name="T17">toetsenbordindelin</text:span><text:span text:style-name="T18">g</text:span><text:span text:style-name="T10"> </text:span><text:span text:style-name="Strong_20_Emphasis"><text:span text:style-name="T30">via </text:span></text:span><text:span text:style-name="Strong_20_Emphasis"><text:span text:style-name="T31">een klik op </text:span></text:span><text:span text:style-name="Strong_20_Emphasis"><text:span text:style-name="T32">de </text:span></text:span><text:span text:style-name="Strong_20_Emphasis"><text:span text:style-name="T39">Super</text:span></text:span><text:span text:style-name="Strong_20_Emphasis"><text:span text:style-name="T32">-toets, </text:span></text:span><text:span text:style-name="Strong_20_Emphasis"><text:span text:style-name="T33">t</text:span></text:span><text:span text:style-name="Strong_20_Emphasis"><text:span text:style-name="T34">yp </text:span></text:span><text:span text:style-name="Strong_20_Emphasis"><text:span text:style-name="T55">toet</text:span></text:span><text:span text:style-name="Strong_20_Emphasis"><text:span text:style-name="T32"> </text:span></text:span><text:span text:style-name="Strong_20_Emphasis"><text:span text:style-name="T35">e</text:span></text:span><text:span text:style-name="Strong_20_Emphasis"><text:span text:style-name="T30">n </text:span></text:span><text:span text:style-name="Strong_20_Emphasis"><text:span text:style-name="T36">k</text:span></text:span><text:span text:style-name="Strong_20_Emphasis"><text:span text:style-name="T30">lik </text:span></text:span><text:span text:style-name="Strong_20_Emphasis"><text:span text:style-name="T37">bij </text:span></text:span><text:span text:style-name="Strong_20_Emphasis"><text:span text:style-name="T30"><text:s/></text:span></text:span><text:span text:style-name="Strong_20_Emphasis"><text:span text:style-name="T60">Instellingen </text:span></text:span><text:span text:style-name="Strong_20_Emphasis"><text:span text:style-name="T30">op het pictogram van </text:span></text:span><text:span text:style-name="Strong_20_Emphasis"><text:span text:style-name="T61">Regio en taal</text:span></text:span><text:span text:style-name="Strong_20_Emphasis"><text:span text:style-name="T38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23"><text:s/></text:span></text:span><text:span text:style-name="Strong_20_Emphasis"><text:span text:style-name="T40"><draw:control text:anchor-type="as-char" draw:z-index="6" draw:name="Vorm6" draw:style-name="gr1" draw:text-style-name="P45" svg:width="0.35cm" svg:height="0.35cm" draw:control="control7"/></text:span></text:span></text:p>
          </table:table-cell>
          <table:table-cell table:style-name="_33_._5f_Installatie_5f_afronden.A1" office:value-type="string">
            <text:p text:style-name="P30"><text:span text:style-name="T8">O</text:span><text:span text:style-name="T9">nder </text:span><text:span text:style-name="Strong_20_Emphasis"><text:span text:style-name="T62">I</text:span></text:span><text:span text:style-name="Strong_20_Emphasis"><text:span text:style-name="T63">nvoerbron</text:span></text:span><text:span text:style-name="T9"> </text:span><text:span text:style-name="T10">klik </text:span><text:span text:style-name="T9">op </text:span><text:span text:style-name="Strong_20_Emphasis"><text:span text:style-name="T63">+</text:span></text:span><text:span text:style-name="T9"> </text:span><text:span text:style-name="T11">(plus-teken), </text:span><text:span text:style-name="T12">klik</text:span><text:span text:style-name="T13"> op </text:span><text:span text:style-name="T49">⋮</text:span><text:span text:style-name="T13">,</text:span><text:span text:style-name="T11"> </text:span><text:span text:style-name="T12">klik op </text:span><text:span text:style-name="T50">Overige</text:span><text:span text:style-name="T12">, <text:line-break/>klik op</text:span><text:span text:style-name="T9"> </text:span><text:span text:style-name="Strong_20_Emphasis"><text:span text:style-name="T63">Engels (</text:span></text:span><text:span text:style-name="Strong_20_Emphasis"><text:span text:style-name="T51">GB, </text:span></text:span><text:span text:style-name="Strong_20_Emphasis"><text:span text:style-name="T52">internationaal, met dode toetsen</text:span></text:span><text:span text:style-name="Strong_20_Emphasis"><text:span text:style-name="T63">)</text:span></text:span><text:span text:style-name="T9">, </text:span><text:span text:style-name="T12">en klik op </text:span><text:span text:style-name="T50">Toevoegen</text:span><text:span text:style-name="T9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23"><text:s/></text:span></text:span><text:span text:style-name="Strong_20_Emphasis"><text:span text:style-name="T40"><draw:control text:anchor-type="as-char" draw:z-index="7" draw:name="Vorm7" draw:style-name="gr1" draw:text-style-name="P45" svg:width="0.35cm" svg:height="0.35cm" draw:control="control8"/></text:span></text:span></text:p>
          </table:table-cell>
          <table:table-cell table:style-name="_33_._5f_Installatie_5f_afronden.A1" office:value-type="string">
            <text:p text:style-name="P30"><text:span text:style-name="T19">Klik op regel </text:span><text:span text:style-name="T53">Engels (GB</text:span><text:span text:style-name="Strong_20_Emphasis"><text:span text:style-name="T51">, </text:span></text:span><text:span text:style-name="Strong_20_Emphasis"><text:span text:style-name="T52">internationaal, met dode toetsen</text:span></text:span><text:span text:style-name="T53">)</text:span><text:span text:style-name="T8"> </text:span><text:span text:style-name="T19">en klik op </text:span><text:span text:style-name="T54">^</text:span><text:span text:style-name="T19">, zodat </text:span><text:span text:style-name="T53">Engels (GB</text:span><text:span text:style-name="Strong_20_Emphasis"><text:span text:style-name="T51">, </text:span></text:span><text:span text:style-name="Strong_20_Emphasis"><text:span text:style-name="T52">internationaal, met dode toetsen</text:span></text:span><text:span text:style-name="T53">)</text:span><text:span text:style-name="T19"> </text:span><text:span text:style-name="T8">boven</text:span><text:span text:style-name="T19">aan staat</text:span><text:span text:style-name="T8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23"><text:s/></text:span></text:span><text:span text:style-name="Strong_20_Emphasis"><text:span text:style-name="T40"><draw:control text:anchor-type="as-char" draw:z-index="8" draw:name="Vorm8" draw:style-name="gr1" draw:text-style-name="P45" svg:width="0.35cm" svg:height="0.35cm" draw:control="control9"/></text:span></text:span></text:p>
          </table:table-cell>
          <table:table-cell table:style-name="_33_._5f_Installatie_5f_afronden.A1" office:value-type="string">
            <text:p text:style-name="P24"><text:span text:style-name="T20">Sluit het scherm </text:span><text:span text:style-name="Strong_20_Emphasis"><text:span text:style-name="T64">Regio en taal</text:span></text:span><text:span text:style-name="T20">.</text:span></text:p>
          </table:table-cell>
        </table:table-row>
      </table:table>
      <text:p text:style-name="P8"/>
      <text:p text:style-name="P14"/>
      <text:list xml:id="list204932803272060" text:continue-numbering="true" text:style-name="L1">
        <text:list-item>
          <text:p text:style-name="P42">Gebruiker inrichten</text:p>
        </text:list-item>
      </text:list>
      <text:p text:style-name="P11"><text:span text:style-name="Emphasis"><text:span text:style-name="T91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5"><text:span text:style-name="Strong_20_Emphasis"><text:span text:style-name="T23"><text:s/></text:span></text:span><text:span text:style-name="Strong_20_Emphasis"><text:span text:style-name="T40"><draw:control text:anchor-type="as-char" draw:z-index="1" draw:name="Vorm9" draw:style-name="gr1" draw:text-style-name="P45" svg:width="0.35cm" svg:height="0.35cm" draw:control="control2"/></text:span></text:span></text:p>
          </table:table-cell>
          <table:table-cell table:style-name="_34_._5f_Gebruiker_5f_inrichten.A1" office:value-type="string">
            <text:p text:style-name="P29"><text:span text:style-name="Strong_20_Emphasis"><text:span text:style-name="T24">Volg 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6">.</text:span></text:span></text:p>
          </table:table-cell>
        </table:table-row>
      </table:table>
      <text:p text:style-name="P10"/>
      <text:p text:style-name="P18"/>
      <text:p text:style-name="P23"><text:span text:style-name="T80">Einde checklist, d</text:span><text:span text:style-name="T81">e installatie van </text:span><text:span text:style-name="T81"><text:reference-ref text:reference-format="text" text:ref-name="Distributie">Ubuntu</text:reference-ref></text:span><text:span text:style-name="T81"><text:s/></text:span><text:span text:style-name="T82"><text:reference-ref text:reference-format="text" text:ref-name="Versie">20.04</text:reference-ref></text:span><text:span text:style-name="T82"><text:s/></text:span><text:span text:style-name="T81"><text:reference-ref text:reference-format="text" text:ref-name="Editie">desktop</text:reference-ref></text:span><text:span text:style-name="T81"><text:s/></text:span><text:span text:style-name="T84">op </text:span><text:span text:style-name="T84"><text:reference-ref text:reference-format="text" text:ref-name="Computernaam">pc-van-ella</text:reference-ref></text:span><text:span text:style-name="T84"><text:s/></text:span><text:span text:style-name="T81">is voltooid.</text:span></text:p>
      <text:p text:style-name="P9"/>
      <text:p text:style-name="P3"><text:span text:style-name="T41">Geschreven</text:span><text:span text:style-name="T21"> door Karel Zimmer &lt;</text:span><text:a xlink:type="simple" xlink:href="mailto:info@karelzimmer.nl" text:style-name="Internet_20_link" text:visited-style-name="Visited_20_Internet_20_Link"><text:span text:style-name="T106">info@karelzimmer.nl</text:span></text:a><text:span text:style-name="T21">&gt;</text:span><text:span text:style-name="T2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Liberation Sans1" fo:font-family="'Liberation Sans'" style:font-style-name="Standaard" style:font-family-generic="swiss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Standaard" style:font-family-generic="swiss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Ubuntu-20.04-desktop-pc-van-ella</text:file-name><text:tab/><text:date style:data-style-name="N36" text:date-value="2022-04-01T20:49:32.492572688">01-04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4-01T20:49:32.400422452</dc:date>
    <meta:printed-by>Karel Zimmer</meta:printed-by>
    <meta:print-date>2021-08-23T10:00:16.588509126</meta:print-date>
    <meta:keyword>Installatie</meta:keyword>
    <meta:keyword>Checklist</meta:keyword>
    <meta:keyword>Linux</meta:keyword>
    <meta:editing-cycles>3092</meta:editing-cycles>
    <meta:editing-duration>P7DT7H25M36S</meta:editing-duration>
    <dc:creator>Karel Zimmer</dc:creator>
    <meta:document-statistic meta:table-count="4" meta:image-count="0" meta:object-count="0" meta:page-count="2" meta:paragraph-count="35" meta:word-count="227" meta:character-count="1595" meta:non-whitespace-character-count="1378"/>
    <meta:user-defined meta:name="Info 1"/>
    <meta:user-defined meta:name="Info 2"/>
    <meta:user-defined meta:name="Info 3"/>
    <meta:user-defined meta:name="Info 4"/>
  </office:meta>
</office:document-meta>
</file>